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aracterísticas</text:h>
      <text:list text:style-name="L1">
        <text:list-item>
          <text:p text:style-name="P1"><text:span text:style-name="Strong_20_Emphasis">Validación de formulario</text:span></text:p>
          <text:list>
            <text:list-item>
              <text:p text:style-name="P1">Cada campo se valida en tiempo real mientras el usuario escribe.</text:p>
            </text:list-item>
            <text:list-item>
              <text:p text:style-name="P1">Los errores se muestran junto a cada campo (rojo + mensaje).</text:p>
            </text:list-item>
            <text:list-item>
              <text:p text:style-name="P1">El botón "Guardar" solo se habilita si todos los campos son válidos.</text:p>
            </text:list-item>
            <text:list-item>
              <text:p text:style-name="P1">Campos validados:</text:p>
              <text:list>
                <text:list-item>
                  <text:p text:style-name="P1"><text:span text:style-name="Strong_20_Emphasis">ID</text:span>: obligatorio y único.</text:p>
                </text:list-item>
                <text:list-item>
                  <text:p text:style-name="P1"><text:span text:style-name="Strong_20_Emphasis">Nombre</text:span>: obligatorio.</text:p>
                </text:list-item>
                <text:list-item>
                  <text:p text:style-name="P1"><text:span text:style-name="Strong_20_Emphasis">Precio</text:span>: número válido y no negativo.</text:p>
                </text:list-item>
                <text:list-item>
                  <text:p text:style-name="P1"><text:span text:style-name="Strong_20_Emphasis">Imagen</text:span>: URL válida y accesible.</text:p>
                </text:list-item>
              </text:list>
            </text:list-item>
          </text:list>
        </text:list-item>
        <text:list-item>
          <text:p text:style-name="P1"><text:span text:style-name="Strong_20_Emphasis">Simulación de servidor</text:span></text:p>
          <text:list>
            <text:list-item>
              <text:p text:style-name="P1">La acción de guardar un producto se simula con <text:span text:style-name="Source_20_Text">setTimeout</text:span>.</text:p>
            </text:list-item>
            <text:list-item>
              <text:p text:style-name="P1">Se utiliza una función <text:span text:style-name="Source_20_Text">simularServidor</text:span> que devuelve aleatoriamente éxito o fallo:</text:p>
              <text:list>
                <text:list-item>
                  <text:p text:style-name="P1">80% de probabilidad de éxito.</text:p>
                </text:list-item>
                <text:list-item>
                  <text:p text:style-name="P1">20% de probabilidad de fallo.</text:p>
                </text:list-item>
              </text:list>
            </text:list-item>
            <text:list-item>
              <text:p text:style-name="P1">Permite probar la lógica de envío y manejo de errores sin un backend real.</text:p>
            </text:list-item>
          </text:list>
        </text:list-item>
        <text:list-item>
          <text:p text:style-name="P1"><text:span text:style-name="Strong_20_Emphasis">Visualización de productos</text:span></text:p>
          <text:list>
            <text:list-item>
              <text:p text:style-name="P1">Los productos guardados se muestran como tarjetas en un grid.</text:p>
            </text:list-item>
            <text:list-item>
              <text:p text:style-name="P1">Cada tarjeta muestra la imagen y el nombre del producto.</text:p>
            </text:list-item>
            <text:list-item>
              <text:p text:style-name="P1">Al hacer clic en una tarjeta, se muestra un panel de detalle con ID, precio, descripción e imagen.</text:p>
            </text:list-item>
          </text:list>
        </text:list-item>
        <text:list-item>
          <text:p text:style-name="P1"><text:span text:style-name="Strong_20_Emphasis">Gestión de estado del formulario</text:span></text:p>
          <text:list>
            <text:list-item>
              <text:p text:style-name="P1">Los errores se muestran desde que se abre el formulario o después de limpiar.</text:p>
            </text:list-item>
            <text:list-item>
              <text:p text:style-name="P1">Después de guardar un producto, el formulario se limpia y el botón se deshabilita automáticamente hasta que se llenen todos los campos.</text:p>
            </text:list-item>
            <text:list-item>
              <text:p text:style-name="P1">La validación inicial se ejecuta cada vez que se abre el formulario, garantizando consistencia para múltiples productos.</text:p>
            </text:list-item>
          </text:list>
        </text:list-item>
        <text:list-item>
          <text:p text:style-name="P1"><text:span text:style-name="Strong_20_Emphasis">Compatibilidad con múltiples productos</text:span></text:p>
          <text:list>
            <text:list-item>
              <text:p text:style-name="P1">No depende del primer producto; los campos vacíos se marcan correctamente incluso después de agregar varios productos.</text:p>
            </text:list-item>
          </text:list>
        </text:list-item>
      </text:list>
      <text:p text:style-name="Horizontal_20_Line"/>
      <text:h text:style-name="Heading_20_2" text:outline-level="2"><text:soft-page-break/>Estructura del script</text:h>
      <text:list text:style-name="L2">
        <text:list-item>
          <text:p text:style-name="P2"><text:span text:style-name="Strong_20_Emphasis">Estado inicial</text:span></text:p>
          <text:list>
            <text:list-item>
              <text:p text:style-name="P2">Array <text:span text:style-name="Source_20_Text">productos</text:span> para almacenar los productos agregados.</text:p>
            </text:list-item>
          </text:list>
        </text:list-item>
        <text:list-item>
          <text:p text:style-name="P2"><text:span text:style-name="Strong_20_Emphasis">Validadores</text:span></text:p>
          <text:list>
            <text:list-item>
              <text:p text:style-name="P2">Funciones para comprobar campos vacíos, duplicados, precios inválidos y validez de la URL de la imagen.</text:p>
            </text:list-item>
          </text:list>
        </text:list-item>
        <text:list-item>
          <text:p text:style-name="P2"><text:span text:style-name="Strong_20_Emphasis">DOM</text:span></text:p>
          <text:list>
            <text:list-item>
              <text:p text:style-name="P2">Referencias a inputs, botones y contenedores de productos y detalles.</text:p>
            </text:list-item>
          </text:list>
        </text:list-item>
        <text:list-item>
          <text:p text:style-name="P2"><text:span text:style-name="Strong_20_Emphasis">Configuración de validación</text:span></text:p>
          <text:list>
            <text:list-item>
              <text:p text:style-name="P2">Definición de reglas por campo y mensajes de error.</text:p>
            </text:list-item>
          </text:list>
        </text:list-item>
        <text:list-item>
          <text:p text:style-name="P2"><text:span text:style-name="Strong_20_Emphasis">Funciones de validación</text:span></text:p>
          <text:list>
            <text:list-item>
              <text:p text:style-name="P2"><text:span text:style-name="Source_20_Text">validarFormulario</text:span>: valida todos los campos antes de guardar.</text:p>
            </text:list-item>
            <text:list-item>
              <text:p text:style-name="P2"><text:span text:style-name="Source_20_Text">formularioValidoSoloCheck</text:span>: valida campos solo para habilitar/deshabilitar el botón.</text:p>
            </text:list-item>
            <text:list-item>
              <text:p text:style-name="P2"><text:span text:style-name="Source_20_Text">marcarError</text:span> y <text:span text:style-name="Source_20_Text">limpiarError</text:span>: muestran u ocultan errores visualmente.</text:p>
            </text:list-item>
          </text:list>
        </text:list-item>
        <text:list-item>
          <text:p text:style-name="P2"><text:span text:style-name="Strong_20_Emphasis">Validación en tiempo real</text:span></text:p>
          <text:list>
            <text:list-item>
              <text:p text:style-name="P2">Se ejecuta en cada <text:span text:style-name="Source_20_Text">input</text:span> de los campos, marcando errores y actualizando el estado del botón.</text:p>
            </text:list-item>
          </text:list>
        </text:list-item>
        <text:list-item>
          <text:p text:style-name="P2"><text:span text:style-name="Strong_20_Emphasis">Mostrar formulario y validar al abrir</text:span></text:p>
          <text:list>
            <text:list-item>
              <text:p text:style-name="P2">La función <text:span text:style-name="Source_20_Text">validarCamposConErrores</text:span> marca los errores iniciales.</text:p>
            </text:list-item>
            <text:list-item>
              <text:p text:style-name="P2">Se llama cada vez que se abre el formulario o se limpia.</text:p>
            </text:list-item>
          </text:list>
        </text:list-item>
        <text:list-item>
          <text:p text:style-name="P2"><text:span text:style-name="Strong_20_Emphasis">Simulación de servidor</text:span></text:p>
          <text:list>
            <text:list-item>
              <text:p text:style-name="P2"><text:span text:style-name="Source_20_Text">simularServidor</text:span> devuelve una promesa que resuelve o rechaza aleatoriamente después de un segundo.</text:p>
            </text:list-item>
          </text:list>
        </text:list-item>
        <text:list-item>
          <text:p text:style-name="P2"><text:span text:style-name="Strong_20_Emphasis">Agregar producto</text:span></text:p>
          <text:list>
            <text:list-item>
              <text:p text:style-name="P2"><text:span text:style-name="Source_20_Text">intentarAgregar</text:span> valida, llama a la simulación del servidor, actualiza el estado y agrega el producto al grid.</text:p>
            </text:list-item>
            <text:list-item>
              <text:p text:style-name="P2"><text:span text:style-name="Source_20_Text">agregarProducto</text:span> y <text:span text:style-name="Source_20_Text">crearTarjeta</text:span> gestionan la visualización de los productos.</text:p>
            </text:list-item>
          </text:list>
        </text:list-item>
        <text:list-item>
          <text:p text:style-name="P2"><text:span text:style-name="Strong_20_Emphasis">Panel de detalle</text:span></text:p>
          <text:list>
            <text:list-item>
              <text:p text:style-name="P2">Muestra la información completa del producto seleccionado al hacer clic en su tarjeta.</text:p>
            </text:list-item>
          </text:list>
        </text:list-item>
        <text:list-item>
          <text:p text:style-name="P2"><text:span text:style-name="Strong_20_Emphasis">Limpieza de formulario</text:span></text:p>
          <text:list>
            <text:list-item>
              <text:p text:style-name="P2"><text:soft-page-break/><text:span text:style-name="Source_20_Text">limpiarFormulario</text:span> vacía los campos y vuelve a ejecutar la validación inicial para mantener consistencia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1:38:13.651714600</meta:creation-date>
    <dc:date>2026-01-09T11:39:53.764990800</dc:date>
    <meta:editing-duration>PT1M41S</meta:editing-duration>
    <meta:editing-cycles>1</meta:editing-cycles>
    <meta:document-statistic meta:table-count="0" meta:image-count="0" meta:object-count="0" meta:page-count="3" meta:paragraph-count="53" meta:word-count="477" meta:character-count="2889" meta:non-whitespace-character-count="2516"/>
    <meta:generator>LibreOffice/25.8.3.2$Windows_X86_64 LibreOffice_project/8ca8d55c161d602844f5428fa4b58097424e324e</meta:generator>
  </office:meta>
</office:document-meta>
</file>